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1.494cm" fo:min-width="14.07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4.39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4.39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3.37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793cm" fo:min-width="7.59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85cm" fo:min-width="7.59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59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715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793cm" fo:min-width="17.287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85cm" fo:min-width="17.28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06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528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272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ec9ba4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094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371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15.22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15.223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139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785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439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722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793cm" fo:min-width="12.805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85cm" fo:min-width="12.805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225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147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015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477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afd095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loext:graphic-properties draw:fill="none" draw:fill-color="#ff972f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loext:graphic-properties draw:fill-color="#729fc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ec9ba4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>
      <loext:graphic-properties draw:fill="solid" draw:fill-color="#ec9ba4"/>
      <style:paragraph-properties fo:text-align="center"/>
    </style:style>
    <style:style style:name="P12" style:family="paragraph">
      <loext:graphic-properties draw:fill="none"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13cm" svg:height="1.778cm" svg:x="2.874cm" svg:y="1.121cm">
          <text:p text:style-name="P1"><text:span text:style-name="T1">MAHASISWA </text:span><text:span text:style-name="T1">MAMPU </text:span><text:span text:style-name="T1">MENGGUNAKA</text:span><text:span text:style-name="T1">N METODE-</text:span><text:span text:style-name="T1">METODE </text:span><text:span text:style-name="T1">NUMERIK</text:span></text:p>
          <text:p text:style-name="P1"><text:span text:style-name="T1">DALAM </text:span><text:span text:style-name="T1">MENCARI </text:span><text:span text:style-name="T1">SOLUSI DARI </text:span><text:span text:style-name="T1">PERMASALAHA</text:span><text:span text:style-name="T1">N MATEMATIK.</text:span></text:p>
          <text:p text:style-name="P1"><text:span text:style-name="T1">(C3, A3, P3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4.93cm" svg:height="2.077cm" svg:x="7.715cm" svg:y="4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93cm" svg:height="0.769cm" svg:x="7.715cm" svg:y="3.672cm">
            <text:p text:style-name="P1"><text:span text:style-name="T1">TURUN</text:span><text:span text:style-name="T1">AN </text:span><text:span text:style-name="T1">NUMER</text:span><text:span text:style-name="T1">I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3" draw:layer="layout" svg:width="3.904cm" svg:height="1.27cm" svg:x="8.228cm" svg:y="4.837cm">
              <text:p text:style-name="P1"><text:span text:style-name="T1">M</text:span><text:span text:style-name="T1">e</text:span><text:span text:style-name="T1">t</text:span><text:span text:style-name="T1">o</text:span><text:span text:style-name="T1">d</text:span><text:span text:style-name="T1">e</text:span></text:p>
              <text:p text:style-name="P1"><text:span text:style-name="T1">F</text:span><text:span text:style-name="T1">i</text:span><text:span text:style-name="T1">n</text:span><text:span text:style-name="T1">it</text:span><text:span text:style-name="T1">e</text:span><text:span text:style-name="T1"> </text:span><text:span text:style-name="T1">D</text:span><text:span text:style-name="T1">i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/text:p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4" draw:layer="layout" svg:x1="10.18cm" svg:y1="3.672cm" svg:x2="10.18cm" svg:y2="2.91cm">
          <text:p/>
        </draw:line>
        <draw:line draw:style-name="gr5" draw:text-style-name="P4" draw:layer="layout" svg:x1="10.18cm" svg:y1="7.266cm" svg:x2="10.18cm" svg:y2="6.504cm">
          <text:p/>
        </draw:line>
        <draw:line draw:style-name="gr5" draw:text-style-name="P4" draw:layer="layout" svg:x1="10.18cm" svg:y1="10.846cm" svg:x2="10.18cm" svg:y2="10.084cm">
          <text:p/>
        </draw:line>
        <draw:g>
          <draw:custom-shape draw:style-name="gr6" draw:text-style-name="P5" draw:layer="layout" svg:width="8.128cm" svg:height="2.077cm" svg:x="6.116cm" svg:y="15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8.128cm" svg:height="0.769cm" svg:x="6.116cm" svg:y="14.406cm">
            <text:p text:style-name="P1"><text:span text:style-name="T1">SOLUSI </text:span><text:span text:style-name="T1">SISTEM </text:span><text:span text:style-name="T1">PERSA</text:span><text:span text:style-name="T1">MAAN </text:span><text:span text:style-name="T1">LINI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7" draw:layer="layout" svg:width="3.126cm" svg:height="1.27cm" svg:x="6.615cm" svg:y="15.553cm">
              <text:p text:style-name="P6"><text:span text:style-name="T2">M</text:span><text:span text:style-name="T2">e</text:span><text:span text:style-name="T2">t</text:span><text:span text:style-name="T2">o</text:span><text:span text:style-name="T2">d</text:span><text:span text:style-name="T2">e</text:span></text:p>
              <text:p text:style-name="P6"><text:span text:style-name="T2">It</text:span><text:span text:style-name="T2">e</text:span><text:span text:style-name="T2">r</text:span><text:span text:style-name="T2">a</text:span><text:span text:style-name="T2">s</text:span><text:span text:style-name="T2">i </text:span><text:span text:style-name="T2">J</text:span><text:span text:style-name="T2">a</text:span><text:span text:style-name="T2">c</text:span><text:span text:style-name="T2">o</text:span><text:span text:style-name="T2">b</text:span><text:span text:style-name="T2">i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3.249cm" svg:height="1.27cm" svg:x="10.497cm" svg:y="15.553cm">
              <text:p text:style-name="P6"><text:span text:style-name="T2">Metode </text:span><text:span text:style-name="T2">Iterasi</text:span></text:p>
              <text:p text:style-name="P6"><text:span text:style-name="T2">Gauss-</text:span><text:span text:style-name="T2">Seidel</text:span></text:p>
              <draw:enhanced-geometry svg:viewBox="0 0 21600 21600" draw:type="rectangle" draw:enhanced-path="M 0 0 L 21600 0 21600 21600 0 21600 0 0 Z N"/>
            </draw:custom-shape>
            <draw:line draw:style-name="gr10" draw:text-style-name="P4" draw:layer="layout" svg:x1="9.739cm" svg:y1="16.188cm" svg:x2="10.501cm" svg:y2="16.188cm">
              <text:p/>
            </draw:line>
          </draw:g>
        </draw:g>
        <draw:line draw:style-name="gr5" draw:text-style-name="P4" draw:layer="layout" svg:x1="10.18cm" svg:y1="17.991cm" svg:x2="10.18cm" svg:y2="17.229cm">
          <text:p/>
        </draw:line>
        <draw:g>
          <draw:custom-shape draw:style-name="gr11" draw:text-style-name="P8" draw:layer="layout" svg:width="17.821cm" svg:height="2.077cm" svg:x="1.27cm" svg:y="18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7.821cm" svg:height="0.769cm" svg:x="1.27cm" svg:y="17.991cm">
            <text:p text:style-name="P1"><text:span text:style-name="T1">AKAR-</text:span><text:span text:style-name="T1">AKAR </text:span><text:span text:style-name="T1">PERSAMA</text:span><text:span text:style-name="T1">AN NON </text:span><text:span text:style-name="T1">LIN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" draw:text-style-name="P9" draw:layer="layout" svg:width="3.602cm" svg:height="1.27cm" svg:x="6.084cm" svg:y="19.137cm">
              <text:p text:style-name="P1"><text:span text:style-name="T1">Metode</text:span></text:p>
              <text:p text:style-name="P1"><text:span text:style-name="T1">Newton-Raphson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9" draw:layer="layout" svg:width="2.062cm" svg:height="1.27cm" svg:x="10.451cm" svg:y="19.137cm">
              <text:p text:style-name="P1"><text:span text:style-name="T1">Metode</text:span></text:p>
              <text:p text:style-name="P1"><text:span text:style-name="T1">Bagi dua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0" draw:layer="layout" svg:width="2.806cm" svg:height="1.27cm" svg:x="13.233cm" svg:y="19.137cm">
              <text:p text:style-name="P6"><text:span text:style-name="T2">M</text:span><text:span text:style-name="T2">e</text:span><text:span text:style-name="T2">t</text:span><text:span text:style-name="T2">o</text:span><text:span text:style-name="T2">d</text:span><text:span text:style-name="T2">e</text:span></text:p>
              <text:p text:style-name="P6"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 </text:span><text:span text:style-name="T2">F</text:span><text:span text:style-name="T2">a</text:span><text:span text:style-name="T2">l</text:span><text:span text:style-name="T2">s</text:span><text:span text:style-name="T2">i</text:span></text:p>
              <draw:enhanced-geometry svg:viewBox="0 0 21600 21600" draw:type="rectangle" draw:enhanced-path="M 0 0 L 21600 0 21600 21600 0 21600 0 0 Z N"/>
            </draw:custom-shape>
            <draw:line draw:style-name="gr16" draw:text-style-name="P11" draw:layer="layout" svg:x1="9.694cm" svg:y1="19.772cm" svg:x2="10.456cm" svg:y2="19.772cm">
              <text:p/>
            </draw:line>
            <draw:line draw:style-name="gr16" draw:text-style-name="P11" draw:layer="layout" svg:x1="12.499cm" svg:y1="19.772cm" svg:x2="13.261cm" svg:y2="19.772cm">
              <text:p/>
            </draw:line>
            <draw:g>
              <draw:custom-shape draw:style-name="gr17" draw:text-style-name="P9" draw:layer="layout" svg:width="3.628cm" svg:height="1.27cm" svg:x="1.685cm" svg:y="19.14cm">
                <text:p text:style-name="P1"><text:span text:style-name="T1">M</text:span><text:span text:style-name="T1">e</text:span><text:span text:style-name="T1">t</text:span><text:span text:style-name="T1">o</text:span><text:span text:style-name="T1">d</text:span><text:span text:style-name="T1">e</text:span></text:p>
                <text:p text:style-name="P1"><text:span text:style-name="T1">i</text:span><text:span text:style-name="T1">t</text:span><text:span text:style-name="T1">e</text:span><text:span text:style-name="T1">r</text:span><text:span text:style-name="T1">a</text:span><text:span text:style-name="T1">s</text:span><text:span text:style-name="T1">i </text:span><text:span text:style-name="T1">s</text:span><text:span text:style-name="T1">e</text:span><text:span text:style-name="T1">d</text:span><text:span text:style-name="T1">e</text:span><text:span text:style-name="T1">r</text:span><text:span text:style-name="T1">h</text:span><text:span text:style-name="T1">a</text:span><text:span text:style-name="T1">n</text:span><text:span text:style-name="T1">a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6" draw:text-style-name="P11" draw:layer="layout" svg:x1="5.323cm" svg:y1="19.772cm" svg:x2="6.085cm" svg:y2="19.772cm">
              <text:p/>
            </draw:line>
            <draw:custom-shape draw:style-name="gr18" draw:text-style-name="P10" draw:layer="layout" svg:width="1.905cm" svg:height="1.27cm" svg:x="16.771cm" svg:y="19.137cm">
              <text:p text:style-name="P6"><text:span text:style-name="T2">Metode</text:span></text:p>
              <text:p text:style-name="P6"><text:span text:style-name="T2">Secant</text:span></text:p>
              <draw:enhanced-geometry svg:viewBox="0 0 21600 21600" draw:type="rectangle" draw:enhanced-path="M 0 0 L 21600 0 21600 21600 0 21600 0 0 Z N"/>
            </draw:custom-shape>
            <draw:line draw:style-name="gr16" draw:text-style-name="P11" draw:layer="layout" svg:x1="16.035cm" svg:y1="19.772cm" svg:x2="16.797cm" svg:y2="19.772cm">
              <text:p/>
            </draw:line>
          </draw:g>
        </draw:g>
        <draw:g>
          <draw:custom-shape draw:style-name="gr19" draw:text-style-name="P3" draw:layer="layout" svg:width="15.757cm" svg:height="2.077cm" svg:x="2.302cm" svg:y="11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15.757cm" svg:height="0.769cm" svg:x="2.302cm" svg:y="10.846cm">
  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O</text:span><text:span text:style-name="T1">L</text:span><text:span text:style-name="T1">A</text:span><text:span text:style-name="T1">S</text:span><text:span text:style-name="T1">I </text:span><text:span text:style-name="T1">D</text:span><text:span text:style-name="T1">A</text:span><text:span text:style-name="T1">N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1" draw:text-style-name="P12" draw:layer="layout" svg:width="2.673cm" svg:height="1.27cm" svg:x="5.834cm" svg:y="12.011cm">
              <text:p text:style-name="P1"><text:span text:style-name="T1">Interpolasi</text:span></text:p>
              <text:p text:style-name="P1"><text:span text:style-name="T1">Lagrang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2" draw:layer="layout" svg:width="2.319cm" svg:height="1.27cm" svg:x="2.782cm" svg:y="12.011cm">
                <text:p text:style-name="P1"><text:span text:style-name="T1">Interpolasi</text:span></text:p>
                <text:p text:style-name="P1"><text:span text:style-name="T1">Linier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0" draw:text-style-name="P4" draw:layer="layout" svg:x1="5.111cm" svg:y1="12.646cm" svg:x2="5.834cm" svg:y2="12.646cm">
              <text:p/>
            </draw:line>
            <draw:custom-shape draw:style-name="gr21" draw:text-style-name="P12" draw:layer="layout" svg:width="2.673cm" svg:height="1.27cm" svg:x="9.234cm" svg:y="12.011cm">
              <text:p text:style-name="P1"><text:span text:style-name="T1">Interpolasi</text:span></text:p>
              <text:p text:style-name="P1"><text:span text:style-name="T1">Newton</text:span></text:p>
              <draw:enhanced-geometry svg:viewBox="0 0 21600 21600" draw:type="rectangle" draw:enhanced-path="M 0 0 L 21600 0 21600 21600 0 21600 0 0 Z N"/>
            </draw:custom-shape>
            <draw:line draw:style-name="gr10" draw:text-style-name="P4" draw:layer="layout" svg:x1="8.511cm" svg:y1="12.646cm" svg:x2="9.234cm" svg:y2="12.646cm">
              <text:p/>
            </draw:line>
            <draw:custom-shape draw:style-name="gr23" draw:text-style-name="P12" draw:layer="layout" svg:width="1.973cm" svg:height="1.27cm" svg:x="12.634cm" svg:y="12.011cm">
              <text:p text:style-name="P1"><text:span text:style-name="T1">Regresi</text:span></text:p>
              <text:p text:style-name="P1"><text:span text:style-name="T1">Linier</text:span></text:p>
              <draw:enhanced-geometry svg:viewBox="0 0 21600 21600" draw:type="rectangle" draw:enhanced-path="M 0 0 L 21600 0 21600 21600 0 21600 0 0 Z N"/>
            </draw:custom-shape>
            <draw:line draw:style-name="gr10" draw:text-style-name="P4" draw:layer="layout" svg:x1="11.911cm" svg:y1="12.646cm" svg:x2="12.634cm" svg:y2="12.646cm">
              <text:p/>
            </draw:line>
            <draw:custom-shape draw:style-name="gr24" draw:text-style-name="P12" draw:layer="layout" svg:width="2.256cm" svg:height="1.27cm" svg:x="15.322cm" svg:y="12.011cm">
              <text:p text:style-name="P1"><text:span text:style-name="T1">Regresi</text:span></text:p>
              <text:p text:style-name="P1"><text:span text:style-name="T1">Kuadratik</text:span></text:p>
              <draw:enhanced-geometry svg:viewBox="0 0 21600 21600" draw:type="rectangle" draw:enhanced-path="M 0 0 L 21600 0 21600 21600 0 21600 0 0 Z N"/>
            </draw:custom-shape>
            <draw:line draw:style-name="gr10" draw:text-style-name="P4" draw:layer="layout" svg:x1="14.599cm" svg:y1="12.646cm" svg:x2="15.322cm" svg:y2="12.646cm">
              <text:p/>
            </draw:line>
          </draw:g>
        </draw:g>
        <draw:g>
          <draw:custom-shape draw:style-name="gr25" draw:text-style-name="P5" draw:layer="layout" svg:width="13.339cm" svg:height="2.077cm" svg:x="3.511cm" svg:y="8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5" draw:layer="layout" svg:width="13.339cm" svg:height="0.769cm" svg:x="3.511cm" svg:y="7.266cm">
            <text:p text:style-name="P1"><text:span text:style-name="T1">INTEGRAL NUMERIK NUMERI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7" draw:text-style-name="P12" draw:layer="layout" svg:width="2.759cm" svg:height="1.27cm" svg:x="7.371cm" svg:y="8.413cm">
              <text:p text:style-name="P1"><text:span text:style-name="T1">Aturan</text:span></text:p>
              <text:p text:style-name="P1"><text:span text:style-name="T1">Simpson 1/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2" draw:layer="layout" svg:width="2.681cm" svg:height="1.27cm" svg:x="10.878cm" svg:y="8.413cm">
              <text:p text:style-name="P1"><text:span text:style-name="T1">Aturan</text:span></text:p>
              <text:p text:style-name="P1"><text:span text:style-name="T1">Simpson 3/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4" draw:layer="layout" svg:x1="10.126cm" svg:y1="9.048cm" svg:x2="10.888cm" svg:y2="9.048cm">
              <text:p/>
            </draw:line>
            <draw:g>
              <draw:custom-shape draw:style-name="gr29" draw:text-style-name="P12" draw:layer="layout" svg:width="2.549cm" svg:height="1.27cm" svg:x="4.06cm" svg:y="8.413cm">
                <text:p text:style-name="P1"><text:span text:style-name="T1">Aturan</text:span></text:p>
                <text:p text:style-name="P1"><text:span text:style-name="T1">Trapezoida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0" draw:text-style-name="P4" draw:layer="layout" svg:x1="6.609cm" svg:y1="9.048cm" svg:x2="7.371cm" svg:y2="9.048cm">
              <text:p/>
            </draw:line>
            <draw:custom-shape draw:style-name="gr30" draw:text-style-name="P12" draw:layer="layout" svg:width="2.011cm" svg:height="1.27cm" svg:x="14.29cm" svg:y="8.413cm">
              <text:p text:style-name="P1"><text:span text:style-name="T1">Integrasi</text:span></text:p>
              <text:p text:style-name="P1"><text:span text:style-name="T1">gand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4" draw:layer="layout" svg:x1="13.549cm" svg:y1="9.048cm" svg:x2="14.311cm" svg:y2="9.048cm">
              <text:p/>
            </draw:line>
          </draw:g>
        </draw:g>
        <draw:line draw:style-name="gr5" draw:text-style-name="P4" draw:layer="layout" svg:x1="10.18cm" svg:y1="14.416cm" svg:x2="10.18cm" svg:y2="13.6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22.0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2-08-22T14:48:05.731458117</dc:date>
    <dc:creator>Mifta Nur Farid</dc:creator>
    <meta:editing-duration>PT50M39S</meta:editing-duration>
    <meta:editing-cycles>11</meta:editing-cycles>
    <meta:generator>LibreOffice/7.3.4.2$Linux_X86_64 LibreOffice_project/30$Build-2</meta:generator>
    <meta:document-statistic meta:object-count="58"/>
  </office:meta>
</office:document-meta>
</file>